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cd63" officeooo:paragraph-rsid="0014cd63"/>
    </style:style>
    <style:style style:name="P2" style:family="paragraph" style:parent-style-name="Standard">
      <style:text-properties officeooo:rsid="00162309" officeooo:paragraph-rsid="001623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e Berechnung ist eindeutig falsch. Der observed_heading ist das was das Schiff momentan fährt, der desired_heading die Richtung die gewünscht ist. Die geringste Differenz ist der Winkel um den sich der Kurs ändern muß. Ob dieser Winkel mit einer Drehung nach Backbord oder einer Drehung nach Steuerbord gemacht werden muß, hängt von der Ausgangssituation ab. Ist die geringste Differenz so, dass z.B. der observed_heading größer ist als der desired_heading, dann ist die Richtung backbord, also 1, ist der desired_heading kleiner als der observed_heading, dann ist die Richtung 2 also drehen nach Steuerbord. </text:p>
      <text:p text:style-name="P2">Offensichtlich wird der Richtungslink nicht richtig übergeben, der PWM Pin ist permanent 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41:50.096000000</meta:creation-date>
    <dc:date>2024-12-26T15:06:51.905000000</dc:date>
    <meta:editing-duration>PT1H14M9S</meta:editing-duration>
    <meta:editing-cycles>2</meta:editing-cycles>
    <meta:generator>LibreOffice/24.8.3.2$Windows_X86_64 LibreOffice_project/48a6bac9e7e268aeb4c3483fcf825c94556d9f92</meta:generator>
    <meta:document-statistic meta:table-count="0" meta:image-count="0" meta:object-count="0" meta:page-count="1" meta:paragraph-count="2" meta:word-count="105" meta:character-count="703" meta:non-whitespace-character-count="599"/>
  </office:meta>
</office:document-meta>
</file>